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ContentHandler.startElement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gingContentHandler.endElement( String uri , String loc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LoggingContentHandler( String id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log( String location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